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Önlab doksi</text:p>
      <text:p text:style-name="Normál"/>
      <text:p text:style-name="Normál">Konzulenssel egyeztettem</text:p>
      <text:p text:style-name="Normál"/>
      <text:p text:style-name="Normál">Kitaláltam milyen az eredeti verziója a dolgokna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vács Boldizsár</meta:initial-creator>
    <dc:creator>Kovács Boldizsár</dc:creator>
    <meta:creation-date>2022-02-28T08:25:00Z</meta:creation-date>
    <dc:date>2022-02-28T08:34:00Z</dc:date>
    <meta:template xlink:href="Normal.dotm" xlink:type="simple"/>
    <meta:editing-cycles>1</meta:editing-cycles>
    <meta:editing-duration>PT540S</meta:editing-duration>
    <meta:document-statistic meta:page-count="1" meta:paragraph-count="1" meta:word-count="11" meta:character-count="88" meta:row-count="1" meta:non-whitespace-character-count="78"/>
  </office:meta>
</office:document-meta>
</file>